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space"/>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officeooo:rsid="00201700" officeooo:paragraph-rsid="00201700" style:font-weight-asian="bold" style:font-weight-complex="bold"/>
    </style:style>
    <style:style style:name="P2" style:family="paragraph" style:parent-style-name="Text_20_body">
      <style:text-properties officeooo:rsid="005ee121" officeooo:paragraph-rsid="005ee121"/>
    </style:style>
    <style:style style:name="P3" style:family="paragraph" style:parent-style-name="Text_20_body">
      <style:text-properties fo:font-weight="bold" officeooo:rsid="005dca5f" officeooo:paragraph-rsid="005dca5f" style:font-weight-asian="bold" style:font-weight-complex="bold"/>
    </style:style>
    <style:style style:name="P4" style:family="paragraph" style:parent-style-name="Standard">
      <style:text-properties fo:font-weight="normal" officeooo:rsid="006ce01a" officeooo:paragraph-rsid="006ce01a" style:font-weight-asian="normal" style:font-weight-complex="normal"/>
    </style:style>
    <style:style style:name="P5" style:family="paragraph" style:parent-style-name="Standard">
      <style:text-properties fo:font-weight="normal" officeooo:rsid="005ee121" officeooo:paragraph-rsid="006ce01a" style:font-weight-asian="normal" style:font-weight-complex="normal"/>
    </style:style>
    <style:style style:name="P6" style:family="paragraph">
      <style:paragraph-properties fo:margin-left="0.4925in" fo:margin-right="0in" fo:margin-top="0in" fo:margin-bottom="0.0402in" style:contextual-spacing="false" fo:text-indent="-0.4in" style:auto-text-indent="false"/>
      <style:text-properties style:font-name="Liberation Serif" fo:font-size="10pt" style:font-size-asian="10pt" style:font-size-complex="10pt"/>
    </style:style>
    <style:style style:name="P7" style:family="paragraph" style:list-style-name="">
      <style:paragraph-properties fo:margin-left="0in" fo:margin-right="0in" fo:margin-top="0in" fo:margin-bottom="0.0402in" style:contextual-spacing="false" fo:text-indent="0in" style:auto-text-indent="false"/>
      <style:text-properties style:font-name="Liberation Serif" fo:font-size="10pt" style:font-size-asian="10pt" style:font-size-complex="10pt"/>
    </style:style>
    <style:style style:name="P8" style:family="paragraph" style:parent-style-name="Text_20_body">
      <style:text-properties fo:font-weight="bold" officeooo:rsid="0063cfbb" officeooo:paragraph-rsid="0063cfbb" style:font-weight-asian="bold" style:font-weight-complex="bold"/>
    </style:style>
    <style:style style:name="P9" style:family="paragraph" style:parent-style-name="Text_20_body">
      <style:text-properties fo:font-weight="bold" officeooo:paragraph-rsid="0073e3c1" style:font-weight-asian="bold" style:font-weight-complex="bold"/>
    </style:style>
    <style:style style:name="P10" style:family="paragraph" style:parent-style-name="Text_20_body">
      <style:text-properties fo:font-weight="bold" officeooo:rsid="005dca5f" officeooo:paragraph-rsid="00753294" style:font-weight-asian="bold" style:font-weight-complex="bold"/>
    </style:style>
    <style:style style:name="P11" style:family="paragraph" style:parent-style-name="Text_20_body">
      <style:text-properties fo:font-weight="bold" officeooo:rsid="0077ba01" officeooo:paragraph-rsid="0077ba01" style:font-weight-asian="bold" style:font-weight-complex="bold"/>
    </style:style>
    <style:style style:name="P12" style:family="paragraph" style:parent-style-name="Text_20_body">
      <style:text-properties fo:font-weight="bold" officeooo:paragraph-rsid="0061c2f1" style:font-weight-asian="bold" style:font-weight-complex="bold"/>
    </style:style>
    <style:style style:name="P13" style:family="paragraph" style:parent-style-name="Text_20_body">
      <style:text-properties officeooo:paragraph-rsid="0061c2f1"/>
    </style:style>
    <style:style style:name="P14" style:family="paragraph" style:parent-style-name="Text_20_body">
      <style:text-properties officeooo:paragraph-rsid="005ee121"/>
    </style:style>
    <style:style style:name="P15" style:family="paragraph" style:parent-style-name="Text_20_body">
      <style:text-properties officeooo:paragraph-rsid="006ec7c4"/>
    </style:style>
    <style:style style:name="P16" style:family="paragraph" style:parent-style-name="Text_20_body">
      <style:text-properties officeooo:rsid="006f3572" officeooo:paragraph-rsid="006f3572"/>
    </style:style>
    <style:style style:name="P17" style:family="paragraph" style:parent-style-name="Text_20_body">
      <style:text-properties officeooo:rsid="0070b4dc" officeooo:paragraph-rsid="0070b4dc"/>
    </style:style>
    <style:style style:name="P18" style:family="paragraph" style:parent-style-name="Text_20_body">
      <style:text-properties officeooo:paragraph-rsid="0070b4dc"/>
    </style:style>
    <style:style style:name="P19" style:family="paragraph" style:parent-style-name="Text_20_body">
      <style:text-properties officeooo:rsid="0071e9c2" officeooo:paragraph-rsid="0071e9c2"/>
    </style:style>
    <style:style style:name="P20" style:family="paragraph" style:parent-style-name="Text_20_body">
      <style:text-properties officeooo:rsid="0073e3c1" officeooo:paragraph-rsid="0073e3c1"/>
    </style:style>
    <style:style style:name="P21" style:family="paragraph" style:parent-style-name="Text_20_body">
      <style:text-properties officeooo:rsid="006972e9" officeooo:paragraph-rsid="00756333"/>
    </style:style>
    <style:style style:name="P22" style:family="paragraph" style:parent-style-name="Text_20_body">
      <style:text-properties officeooo:paragraph-rsid="00756333"/>
    </style:style>
    <style:style style:name="P23" style:family="paragraph" style:parent-style-name="Text_20_body">
      <style:text-properties officeooo:rsid="005dca5f" officeooo:paragraph-rsid="007aaff5"/>
    </style:style>
    <style:style style:name="P24" style:family="paragraph" style:parent-style-name="Text_20_body">
      <style:text-properties officeooo:rsid="00756333" officeooo:paragraph-rsid="00756333"/>
    </style:style>
    <style:style style:name="P25" style:family="paragraph" style:parent-style-name="Text_20_body">
      <style:text-properties officeooo:rsid="006269c8" officeooo:paragraph-rsid="006269c8"/>
    </style:style>
    <style:style style:name="P26" style:family="paragraph" style:parent-style-name="Text_20_body">
      <style:text-properties officeooo:paragraph-rsid="0077ba01"/>
    </style:style>
    <style:style style:name="P27" style:family="paragraph" style:parent-style-name="Text_20_body">
      <style:text-properties officeooo:paragraph-rsid="007aaff5"/>
    </style:style>
    <style:style style:name="P28" style:family="paragraph" style:parent-style-name="Text_20_body">
      <style:text-properties officeooo:paragraph-rsid="007b6290"/>
    </style:style>
    <style:style style:name="P29" style:family="paragraph">
      <style:paragraph-properties fo:margin-left="0.4925in" fo:margin-right="0in" fo:margin-top="0in" fo:margin-bottom="0.0402in" style:contextual-spacing="false" fo:text-indent="0in" style:auto-text-indent="false"/>
    </style:style>
    <style:style style:name="P30" style:family="paragraph" style:parent-style-name="Text_20_body">
      <style:paragraph-properties fo:margin-left="0.4925in" fo:margin-right="0in" fo:margin-top="0in" fo:margin-bottom="0.0402in" style:contextual-spacing="false" fo:text-indent="0in" style:auto-text-indent="false"/>
    </style:style>
    <style:style style:name="P31" style:family="paragraph" style:parent-style-name="Text_20_body">
      <style:paragraph-properties fo:margin-left="0.4925in" fo:margin-right="0in" fo:margin-top="0in" fo:margin-bottom="0.0402in" style:contextual-spacing="false" fo:text-indent="0in" style:auto-text-indent="false"/>
      <style:text-properties style:font-name="Liberation Serif" fo:font-size="10pt" style:font-size-asian="10pt" style:font-size-complex="10pt"/>
    </style:style>
    <style:style style:name="P32" style:family="paragraph">
      <style:paragraph-properties fo:margin-left="0.4925in" fo:margin-right="0in" fo:margin-top="0in" fo:margin-bottom="0.0402in" style:contextual-spacing="false" fo:text-indent="0in" style:auto-text-indent="false"/>
      <style:text-properties style:font-name="Liberation Serif" fo:font-size="10pt" style:font-size-asian="10pt" style:font-size-complex="10pt"/>
    </style:style>
    <style:style style:name="P33" style:family="paragraph" style:parent-style-name="Text_20_body">
      <style:paragraph-properties fo:margin-left="0in" fo:margin-right="0in" fo:margin-top="0in" fo:margin-bottom="0.0402in" style:contextual-spacing="false" fo:text-indent="0in" style:auto-text-indent="false"/>
      <style:text-properties fo:font-size="10pt" style:font-size-asian="10pt" style:font-size-complex="10pt"/>
    </style:style>
    <style:style style:name="P34" style:family="paragraph">
      <style:paragraph-properties fo:margin-left="0.4925in" fo:margin-right="0in" fo:margin-top="0in" fo:margin-bottom="0.0402in" style:contextual-spacing="false" fo:text-indent="-0.3in" style:auto-text-indent="false"/>
      <style:text-properties style:font-name="Liberation Serif"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603c02" style:font-weight-asian="bold" style:font-weight-complex="bold"/>
    </style:style>
    <style:style style:name="T3" style:family="text">
      <style:text-properties fo:font-weight="bold" officeooo:rsid="006512fc" style:font-weight-asian="bold" style:font-weight-complex="bold"/>
    </style:style>
    <style:style style:name="T4" style:family="text">
      <style:text-properties fo:font-weight="bold" officeooo:rsid="005ee121" style:font-weight-asian="bold" style:font-weight-complex="bold"/>
    </style:style>
    <style:style style:name="T5" style:family="text">
      <style:text-properties fo:font-weight="bold" officeooo:rsid="0061c2f1" style:font-weight-asian="bold" style:font-weight-complex="bold"/>
    </style:style>
    <style:style style:name="T6" style:family="text">
      <style:text-properties fo:font-weight="bold" officeooo:rsid="00756333" style:font-weight-asian="bold" style:font-weight-complex="bold"/>
    </style:style>
    <style:style style:name="T7" style:family="text">
      <style:text-properties fo:font-weight="bold" officeooo:rsid="0073e3c1" style:font-weight-asian="bold" style:font-weight-complex="bold"/>
    </style:style>
    <style:style style:name="T8" style:family="text">
      <style:text-properties fo:font-weight="bold" officeooo:rsid="0077ba01" style:font-weight-asian="bold" style:font-weight-complex="bold"/>
    </style:style>
    <style:style style:name="T9" style:family="text">
      <style:text-properties fo:font-weight="bold" officeooo:rsid="005dca5f" style:font-weight-asian="bold" style:font-weight-complex="bold"/>
    </style:style>
    <style:style style:name="T10" style:family="text">
      <style:text-properties fo:font-weight="bold" officeooo:rsid="007b6290" style:font-weight-asian="bold" style:font-weight-complex="bold"/>
    </style:style>
    <style:style style:name="T11" style:family="text">
      <style:text-properties officeooo:rsid="0025c232"/>
    </style:style>
    <style:style style:name="T12" style:family="text">
      <style:text-properties officeooo:rsid="0029c951"/>
    </style:style>
    <style:style style:name="T13" style:family="text">
      <style:text-properties officeooo:rsid="005d7caa"/>
    </style:style>
    <style:style style:name="T14" style:family="text">
      <style:text-properties officeooo:rsid="005ee121"/>
    </style:style>
    <style:style style:name="T15" style:family="text">
      <style:text-properties officeooo:rsid="00603c02"/>
    </style:style>
    <style:style style:name="T16" style:family="text">
      <style:text-properties officeooo:rsid="0061c2f1"/>
    </style:style>
    <style:style style:name="T17" style:family="text">
      <style:text-properties officeooo:rsid="006512fc"/>
    </style:style>
    <style:style style:name="T18" style:family="text">
      <style:text-properties officeooo:rsid="006ce01a"/>
    </style:style>
    <style:style style:name="T19" style:family="text">
      <style:text-properties officeooo:rsid="006ec7c4"/>
    </style:style>
    <style:style style:name="T20" style:family="text">
      <style:text-properties officeooo:rsid="006f3572"/>
    </style:style>
    <style:style style:name="T21" style:family="text">
      <style:text-properties officeooo:rsid="0070b4dc"/>
    </style:style>
    <style:style style:name="T22" style:family="text">
      <style:text-properties officeooo:rsid="0071e9c2"/>
    </style:style>
    <style:style style:name="T23" style:family="text">
      <style:text-properties officeooo:rsid="0073e3c1"/>
    </style:style>
    <style:style style:name="T24" style:family="text">
      <style:text-properties officeooo:rsid="00753294"/>
    </style:style>
    <style:style style:name="T25" style:family="text">
      <style:text-properties officeooo:rsid="00756333"/>
    </style:style>
    <style:style style:name="T26" style:family="text">
      <style:text-properties fo:font-weight="normal" style:font-weight-asian="normal" style:font-weight-complex="normal"/>
    </style:style>
    <style:style style:name="T27" style:family="text">
      <style:text-properties fo:font-weight="normal" officeooo:rsid="00756333" style:font-weight-asian="normal" style:font-weight-complex="normal"/>
    </style:style>
    <style:style style:name="T28" style:family="text">
      <style:text-properties fo:font-weight="normal" officeooo:rsid="00775b09" style:font-weight-asian="normal" style:font-weight-complex="normal"/>
    </style:style>
    <style:style style:name="T29" style:family="text">
      <style:text-properties fo:font-weight="normal" officeooo:rsid="0077ba01" style:font-weight-asian="normal" style:font-weight-complex="normal"/>
    </style:style>
    <style:style style:name="T30" style:family="text">
      <style:text-properties fo:font-weight="normal" officeooo:rsid="0078be52" style:font-weight-asian="normal" style:font-weight-complex="normal"/>
    </style:style>
    <style:style style:name="T31" style:family="text">
      <style:text-properties fo:font-weight="normal" officeooo:rsid="007aaff5" style:font-weight-asian="normal" style:font-weight-complex="normal"/>
    </style:style>
    <style:style style:name="T32" style:family="text">
      <style:text-properties fo:font-weight="normal" officeooo:rsid="007b6290" style:font-weight-asian="normal" style:font-weight-complex="normal"/>
    </style:style>
    <style:style style:name="T33" style:family="text">
      <style:text-properties fo:font-weight="normal" officeooo:rsid="007c8b65" style:font-weight-asian="normal" style:font-weight-complex="normal"/>
    </style:style>
    <style:style style:name="T34" style:family="text">
      <style:text-properties officeooo:rsid="0077ba01"/>
    </style:style>
    <style:style style:name="T35" style:family="text">
      <style:text-properties style:font-name="Liberation Serif" fo:font-size="10pt" style:font-size-asian="10pt" style:font-size-complex="10pt"/>
    </style:style>
    <style:style style:name="T36" style:family="text">
      <style:text-properties officeooo:rsid="0078be52"/>
    </style:style>
    <style:style style:name="T37" style:family="text">
      <style:text-properties officeooo:rsid="007aaff5"/>
    </style:style>
    <style:style style:name="T38" style:family="text">
      <style:text-properties officeooo:rsid="005dca5f"/>
    </style:style>
    <style:style style:name="T39" style:family="text">
      <style:text-properties officeooo:rsid="007b6290"/>
    </style:style>
    <style:style style:name="T40" style:family="text">
      <style:text-properties officeooo:rsid="007c8b65"/>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13">23 September</text:span> 2014 transmission <text:span text:style-name="T13">25 September</text:span> 201<text:span text:style-name="T11">4</text:span></text:p>
      <text:p text:style-name="P1"/>
      <text:p text:style-name="P1"><text:span text:style-name="T12">[0] </text:span>Introduction</text:p>
      <text:p text:style-name="P5"><text:span text:style-name="T18">Hello Lifeforms, this is IT Stuff, the show where BCB gets tuned into Superconnected Cyberford. </text:span></text:p>
      <text:p text:style-name="P5"/>
      <text:p text:style-name="P5"><text:span text:style-name="T18">Coming up, we’ll be plugging an event at the Media Museum next month, and we’re have more reports from the recent Leeds Hack event, including the return of the Minecraft gang. And of course (unless you’ve been living under a rock) Minecraft will feature on this month’s news roundup.</text:span></text:p>
      <text:p text:style-name="P4"/>
      <text:p text:style-name="P2">But <text:span text:style-name="T18">let’s start the</text:span> news <text:span text:style-name="T18">with the Rise of the Printers!</text:span></text:p>
      <text:p text:style-name="P14"><text:span text:style-name="T4">[2 Min]</text:span><text:span text:style-name="T14"> Yes it’s finally happened. The most anarchic device in the office has been set free by </text:span>Fuji Xerox. <text:span text:style-name="T19">What have they done, well they have bred a hideous robot/printer hybrid. When you click ‘print’, it trundles across the carpet tiles and visits you at your desk. What could possibly go wrong?</text:span></text:p>
      <text:p text:style-name="P15"><text:span text:style-name="T40">When this ends up as the plot of a particularly poor Doctor Who, we already have the antidote worked out. Security researchers who were snooping about in the firmware of a </text:span>Canon Pixma <text:span text:style-name="T19">sussed that they could own the printer so completely that they could actually install and play</text:span> Doom, the classic 90s game. <text:span text:style-name="T20">Yeah! The vulnerability affects all models launched since the middle of 2013. Canon are sending out a security fix. We think we’d rather have the game than the fix.</text:span></text:p>
      <text:p text:style-name="P13"><text:span text:style-name="T2">[4 Min]</text:span><text:span text:style-name="T15"> Let’s move on to Twitter, or perhaps, let’s all move off of Twitter. This month so far: they threatened Twitpic, they are filtering your feed like Facebook, and they announced the introduction of a Buy button. </text:span></text:p>
      <text:p text:style-name="P17">As Plasmasturm put it: algorithmically curating the feed is an admission that your signal-to-noise ratio is too terrible to harvest value without programmatic aid. Nobody hangs out on Twitter any more. It’s too crowded.</text:p>
      <text:p text:style-name="P16">A couple of times a week I get Come Back To Twitter spam, but frankly it just makes me retch. Twitter for Business has offered me ‘Tweets That Drive Actions’. Here’s another one, ‘Product and Policy Updates’. And it wants me to follow ‘The Sun - Football’. No. I want to chat with my friends, but they’ve all left Twitter, and this is why.</text:p>
      <text:p text:style-name="P18"><text:span text:style-name="T5">[</text:span><text:span text:style-name="T6">6</text:span><text:span text:style-name="T5"> Min]</text:span><text:span text:style-name="T16"> And now, for the month’s big news. <text:s/>According to the Daily Mash: “</text:span>Microsoft buys Minecraft to find out what it is<text:span text:style-name="T16">”. </text:span></text:p>
      <text:p text:style-name="P18"><text:span text:style-name="T21">Let’s start with some people who already know what Minecraft is. <text:s/>Here’s Brian with his first report from Leeds Hack: he’s talking to local Minecraft experts </text:span>Matt<text:span text:style-name="T36">hew</text:span>, Adam, Ross <text:span text:style-name="T21">and </text:span>Jack.</text:p>
      <text:p text:style-name="P12"><text:span text:style-name="T22">[</text:span>1:56<text:span text:style-name="T22">] Leeds Hack Minecraft report</text:span></text:p>
      <text:p text:style-name="P20"><text:span text:style-name="T1">[</text:span><text:span text:style-name="T6">9</text:span><text:span text:style-name="T1"> Min]</text:span> <text:span text:style-name="T21">Jack, Ross, Adam, Matthew, Brian, and a robot that doesn’t exactly kill people.</text:span></text:p>
      <text:p text:style-name="P24">What’s special about Minecraft is not the concept, not the software, but the people who have gathered there and the things they do together. Thoughts on the Minecraft deal? </text:p>
      <text:p text:style-name="P18"><text:span text:style-name="T7">[1</text:span><text:span text:style-name="T6">1</text:span><text:span text:style-name="T7"> Min]</text:span><text:span text:style-name="T23"> Someone else with views on the deal is Dan Bull. <text:s/>Here’s his contribution.</text:span></text:p>
      <text:p text:style-name="P19">[2:21]<text:span text:style-name="T23">danbull-minecraft</text:span></text:p>
      <text:p text:style-name="P9"><text:span text:style-name="T23">[13 1/2 Min] You are listening to IT Stuff on BCB Radio 106.6FM - Logged In To Bradford</text:span></text:p>
      <text:p text:style-name="P8">And before the end of the show we’ll be back at Leeds Hack, <text:span text:style-name="T39">shaking that booty!</text:span></text:p>
      <text:p text:style-name="P25"><text:span text:style-name="T3">[1</text:span><text:span text:style-name="T10">4</text:span><text:span text:style-name="T3"> Min]</text:span><text:span text:style-name="T17"> But first we’ve got news of a special event coming up right here in Bradford at the Media Museum on Thursday October the Ninth --</text:span></text:p>
      <text:p text:style-name="P25">Come and join our exclusive and FREE evening for adults exploring gaming as part of the Bradford Science Festival. </text:p>
      <text:p text:style-name="P33">The Bradford Science Festival is a City wide annual programme of workshops, talks and displays for schools, families <text:soft-page-break/>and adults led by The STEM Education Trust in partnership with local community organisations. </text:p>
      <text:p text:style-name="P33">The National Media Museum Lates is a night of FREE entertainment for adults that will become a regular addition to our programme. It’s a chance for you to relax, have fun and experience exclusive shows, activities and talks. </text:p>
      <text:p text:style-name="P33">Our 'Let's Get Digital' Lates evening focuses on gaming and programming with an eclectic look into how we create it, make it and use it. </text:p>
      <text:h text:outline-level="2">Lates: Headliners</text:h>
      <text:h text:outline-level="3">FoorDoorLemon Games Preview – Exclusive. </text:h>
      <text:p text:style-name="P30"><text:span text:style-name="T35">We’re giving you the chance to play </text:span><text:a xlink:type="simple" xlink:href="http://www.fourdoorlemon.com/"><text:span text:style-name="T35">FourDoorLemon's</text:span></text:a><text:span text:style-name="T35"> unreleased game at its first public preview! Make your opinions known and talk to the developers directly. </text:span></text:p>
      <text:h text:outline-level="3">Punk Science: The Gameshow</text:h>
      <text:p text:style-name="P30"><text:span text:style-name="T35">Test your knowledge in </text:span><text:span text:style-name="Emphasis"><text:span text:style-name="T35">Punk Science: The Gameshow</text:span></text:span><text:span text:style-name="T35">, which is bound to make you scratch your head and tickle your funny bone! </text:span></text:p>
      <text:h text:outline-level="3">Nevermind the Xbox</text:h>
      <text:p text:style-name="P31">A one time only panel show with industry professionals that makes light of the gaming world with silly questions and topics. </text:p>
      <text:h text:outline-level="2">Lates: Lightning Talks</text:h>
      <text:p text:style-name="P31">We’re all a busy bunch nowadays so even if you can only drop in, we have a selection of speedy talks that might pique your interest. </text:p>
      <text:h text:outline-level="3">The Art of Pushing Pixels (10 mins) </text:h>
      <text:p text:style-name="P31">Explore what a pixel is and why it matters with Kriss from Wetgenes. </text:p>
      <text:h text:outline-level="3">Why Robots? (10 mins)</text:h>
      <text:p text:style-name="P31">Find out why Emma Bearman of Playful Leeds has spent the year in fields and festivals in all weather making and encouraging city wide robot making; from cardboard to code and everything in between. </text:p>
      <text:h text:outline-level="3">Hacking for Fun (10 mins)</text:h>
      <text:p text:style-name="P31">Join the Maker Movement as Bob introduces you to the world of hardware hacking and hackspaces. </text:p>
      <text:h text:outline-level="2">Lates: Play</text:h>
      <text:h text:outline-level="3">Tinker with Doodlebots</text:h>
      <text:p text:style-name="P31">Have a go at building a robot that can create a visual masterpiece in seconds! </text:p>
      <text:h text:outline-level="3">Lego Amusement Park</text:h>
      <text:p text:style-name="P31">Go retro and help build a giant working theme park, made only from Lego. We’re all big kids at heart! </text:p>
      <text:h text:outline-level="3">York Hackspace Display</text:h>
      <text:p text:style-name="P31">Explore and investigate their hack-tastic creations like the SpaceHack game. </text:p>
      <text:h text:outline-level="3">Minecraft Jam</text:h>
      <text:p text:style-name="P31">Build, build, build in our group Minecraft jam which features challenges and objectives to suit all levels of experience. </text:p>
      <text:h text:outline-level="3">Giant Pac Man</text:h>
      <text:p text:style-name="P31">Help build the maze and play our real life game in teams. </text:p>
      <text:h text:outline-level="3">Swanky Paint</text:h>
      <text:p text:style-name="P31">Make a pixelated work of art with this open source software and learn a bit about its retro computing history along the way. </text:p>
      <text:h text:outline-level="3">BCB Providing the Night’s Soundtrack</text:h>
      <text:p text:style-name="P31">Dan the man will be digitally mixing retro game audio, but will you recognise any sounds? </text:p>
      <text:h text:outline-level="3">Games Lounge</text:h>
      <text:p text:style-name="P30"><text:span text:style-name="T35">Brush up on your skills in our retro gaming area and check out some 'old school' game devices from our collection. It's where the cool people are a... </text:span><text:span text:style-name="Emphasis"><text:span text:style-name="T35">Small charge on some stations</text:span></text:span><text:span text:style-name="T35">. </text:span></text:p>
      <text:h text:outline-level="3">Life Online Gallery</text:h>
      <text:p text:style-name="P31">This is the world's first gallery dedicated to exploring the social, technological and cultural impact of the internet. Our collection of computing devices may bring back some old memories. </text:p>
      <text:h text:outline-level="3">Experience TV Gallery</text:h>
      <text:p text:style-name="P30"><text:span text:style-name="T35">Explore our most interactive gallery at your leisure and minus the kids. </text:span></text:p>
      <text:p text:style-name="P30"><text:span text:style-name="T35"/></text:p>
      <text:p text:style-name="P26"><text:span text:style-name="T8">So how do you get involved? <text:s/></text:span><text:span text:style-name="T29">Well it’s a bit of a pain to find on the Media Museum’s website. Best </text:span><text:soft-page-break/><text:span text:style-name="T29">thing is to head over to eventbrite.co.uk, that’s b-r-i-t-e, and search for National Media Museum. You’ll see </text:span><text:span text:style-name="T26">Let's Get</text:span> Digital Lates <text:span text:style-name="T34">straight away. Registration costs nowt (it’s free!) and it’s on Thursday 9th October from six thirty pm. Go on.</text:span></text:p>
      <text:p text:style-name="P11">[1<text:span text:style-name="T37">7</text:span> Min]<text:span text:style-name="T26"> </text:span><text:span text:style-name="T30">And now we’re back to Leeds Hack, where Brian </text:span><text:span text:style-name="T31">meets Proactive Paul and </text:span><text:span text:style-name="T32">then </text:span><text:span text:style-name="T33">meets Team Twerk-it</text:span><text:span text:style-name="T32">!</text:span></text:p>
      <text:p text:style-name="P28"><text:span text:style-name="T32">[3:57] Twenty Questions</text:span></text:p>
      <text:p text:style-name="P27"><text:span text:style-name="T31">[</text:span><text:span text:style-name="T32">4:03</text:span><text:span text:style-name="T31">] </text:span>TwerkIT</text:p>
      <text:p text:style-name="P28"><text:span text:style-name="T9">[25 Min]</text:span><text:span text:style-name="T38"> So, never buy a used accelerometer from </text:span>Matt, Dan, Jonny <text:span text:style-name="T39">and </text:span>Patrick, <text:span text:style-name="T39">the Twerkometer team</text:span>.<text:span text:style-name="T38"> Huge thanks to Brian. Don’t forget, we have our very own website at itstuff.org.uk which features a Leeds Hack podcast from Brian, it’s up at the top where it says Bonus Content in big green friendly letters. It’s got all the interviews from last month, and this month, and next month!</text:span></text:p>
      <text:p text:style-name="P23"><text:span text:style-name="T24">That’s it from IT Stuff, we’ll be back again in four weeks.</text:span></text:p>
      <text:p text:style-name="P22"><text:span text:style-name="T37">Reminding you of that special event again, </text:span><text:span text:style-name="Strong_20_Emphasis">Lets Get Digital Late</text:span><text:span text:style-name="Strong_20_Emphasis"><text:span text:style-name="T26"> </text:span></text:span><text:span text:style-name="Strong_20_Emphasis"><text:span text:style-name="T27">at the Media Museum on the evening of 9th October. </text:span></text:span><text:span text:style-name="Strong_20_Emphasis"><text:span text:style-name="T28">Half past six, costs nowt, free registration on eventbrite, we’ll be there </text:span></text:span><text:span text:style-name="Strong_20_Emphasis"><text:span text:style-name="T31">and so should you</text:span></text:span><text:span text:style-name="Strong_20_Emphasis"><text:span text:style-name="T28">!</text:span></text:span></text:p>
      <text:p text:style-name="P21"><text:span text:style-name="T25">And so w</text:span>e leave you <text:span text:style-name="T24">with classic stadium rock from Negativland.</text:span></text:p>
      <text:p text:style-name="P10">[2<text:span text:style-name="T24">5.5</text:span> Min] <text:span text:style-name="T24">Negativland - U2</text:span></text:p>
      <text:p text:style-name="P10">[29 Min 52 Sec] End</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Courier, monospace"/>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4-09-23T13:23:19.014563462</dc:date>
    <meta:editing-duration>P0D</meta:editing-duration>
    <meta:editing-cycles>7</meta:editing-cycles>
    <meta:generator>LibreOffice/4.2.5.2$Linux_X86_64 LibreOffice_project/420m0$Build-2</meta:generator>
    <meta:document-statistic meta:table-count="0" meta:image-count="0" meta:object-count="0" meta:page-count="3" meta:paragraph-count="70" meta:word-count="1286" meta:character-count="7425" meta:non-whitespace-character-count="6177"/>
  </office:meta>
</office:document-meta>
</file>